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e653" officeooo:paragraph-rsid="0007e653"/>
    </style:style>
    <style:style style:name="P2" style:family="paragraph" style:parent-style-name="Standard">
      <style:paragraph-properties fo:text-align="start" style:justify-single-word="false"/>
      <style:text-properties officeooo:rsid="0007e653" officeooo:paragraph-rsid="0007e653"/>
    </style:style>
    <style:style style:name="P3" style:family="paragraph" style:parent-style-name="Standard">
      <style:paragraph-properties fo:text-align="start" style:justify-single-word="false"/>
      <style:text-properties officeooo:rsid="0007e80c" officeooo:paragraph-rsid="0007e8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 fondamentaux de l’économie : initiation aux principaux concepts, mécanismes et raisonnements économiques, bases de l’analyse économique tant que micro et macro.</text:p>
      <text:p text:style-name="P2"/>
      <text:p text:style-name="P3">Partie 1 : Le circuit ou l’approche macroéconomique</text:p>
      <text:p text:style-name="P3"/>
      <text:p text:style-name="P3"><text:tab/>Chapitre 1 : Comptabilité nationale (PIB, équilibre emplois-ressources)</text:p>
      <text:p text:style-name="P3"><text:tab/>Chapitre 2 : Politique budgétaire (IS) Investissement épargne</text:p>
      <text:p text:style-name="P3"><text:tab/>Chapitre 3 : Politique monétaire (IS-LM) Liquidité L-demande M-offre fixé par la BCE</text:p>
      <text:p text:style-name="P3"><text:tab/>Chapitre 4 : Marché du travail (différentes explications du chômage)</text:p>
      <text:p text:style-name="P3"><text:tab/>Chapitre 5 : Croissance économique (Solow, croissance endogène)</text:p>
      <text:p text:style-name="P3"/>
      <text:p text:style-name="P3">Partie 2 : Le marché ou l’approche microéconomique</text:p>
      <text:p text:style-name="P3"/>
      <text:p text:style-name="P3"><text:tab/>Chapitre 1 : l’Offre et la demande</text:p>
      <text:p text:style-name="P3"><text:tab/>Chapitre 2 : Détermination des prix et concurren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7e653" officeooo:paragraph-rsid="0007e65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eance 1 – Fond macro-économiqu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0:24:28.495667413</meta:creation-date>
    <dc:date>2021-09-20T10:39:41.836319610</dc:date>
    <meta:editing-duration>PT5M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04" meta:character-count="735" meta:non-whitespace-character-count="634"/>
  </office:meta>
</office:document-meta>
</file>